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5.54mm"/>
    </style:style>
    <style:style style:name="co4" style:family="table-column">
      <style:table-column-properties fo:break-before="auto" style:column-width="36.39mm"/>
    </style:style>
    <style:style style:name="co5" style:family="table-column">
      <style:table-column-properties fo:break-before="auto" style:column-width="101.3mm"/>
    </style:style>
    <style:style style:name="ro1" style:family="table-row">
      <style:table-row-properties style:row-height="9.1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8.17mm" fo:break-before="auto" style:use-optimal-row-height="false"/>
    </style:style>
    <style:style style:name="ro4" style:family="table-row">
      <style:table-row-properties style:row-height="4.87mm" fo:break-before="auto" style:use-optimal-row-height="false"/>
    </style:style>
    <style:style style:name="ro5" style:family="table-row">
      <style:table-row-properties style:row-height="32.01mm" fo:break-before="auto" style:use-optimal-row-height="true"/>
    </style:style>
    <style:style style:name="ro6" style:family="table-row">
      <style:table-row-properties style:row-height="18.52mm" fo:break-before="auto" style:use-optimal-row-height="true"/>
    </style:style>
    <style:style style:name="ro7" style:family="table-row">
      <style:table-row-properties style:row-height="14.02mm" fo:break-before="auto" style:use-optimal-row-height="true"/>
    </style:style>
    <style:style style:name="ro8" style:family="table-row">
      <style:table-row-properties style:row-height="27.52mm" fo:break-before="auto" style:use-optimal-row-height="true"/>
    </style:style>
    <style:style style:name="ro9" style:family="table-row">
      <style:table-row-properties style:row-height="54.22mm" fo:break-before="auto" style:use-optimal-row-height="true"/>
    </style:style>
    <style:style style:name="ro10" style:family="table-row">
      <style:table-row-properties style:row-height="36.32mm" fo:break-before="auto" style:use-optimal-row-height="true"/>
    </style:style>
    <style:style style:name="ro11" style:family="table-row">
      <style:table-row-properties style:row-height="18.42mm" fo:break-before="auto" style:use-optimal-row-height="true"/>
    </style:style>
    <style:style style:name="ro12" style:family="table-row">
      <style:table-row-properties style:row-height="13.95mm" fo:break-before="auto" style:use-optimal-row-height="true"/>
    </style:style>
    <style:style style:name="ro13" style:family="table-row">
      <style:table-row-properties style:row-height="22.9mm" fo:break-before="auto" style:use-optimal-row-height="true"/>
    </style:style>
    <style:style style:name="ro14" style:family="table-row">
      <style:table-row-properties style:row-height="72.13mm" fo:break-before="auto" style:use-optimal-row-height="true"/>
    </style:style>
    <style:style style:name="ro15" style:family="table-row">
      <style:table-row-properties style:row-height="67.65mm" fo:break-before="auto" style:use-optimal-row-height="true"/>
    </style:style>
    <style:style style:name="ro16" style:family="table-row">
      <style:table-row-properties style:row-height="31.84mm" fo:break-before="auto" style:use-optimal-row-height="true"/>
    </style:style>
    <style:style style:name="ro17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7" style:family="table-cell" style:parent-style-name="Default">
      <style:table-cell-properties fo:background-color="#fedcc6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adc5e7"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style:font-size-asian="11pt" style:font-size-complex="11pt"/>
    </style:style>
    <style:style style:name="ce31" style:family="table-cell" style:parent-style-name="Default">
      <style:table-cell-properties fo:background-color="#adc5e7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edcc6" style:text-align-source="fix" style:repeat-content="false" fo:wrap-option="wrap" fo:border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T1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ce181e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language-complex="hi" style:country-complex="IN" style:text-line-through-type="none" style:font-name="Liberation Sans" style:text-underline-style="none" style:text-underline-color="font-color" fo:font-size="11pt" fo:font-style="normal" style:text-outline="false" fo:text-shadow="none" style:text-line-through-mode="continuous" fo:language="fr" fo:country="FR" style:language-asian="zh" style:country-asian="CN" style:font-name-asian="Noto Sans CJK SC" style:font-relief="none" style:font-name-complex="Lohit Devanagari" style:font-size-asian="11pt" style:font-size-complex="11pt" style:font-weight-asian="normal" style:font-weight-complex="normal" style:font-style-asian="normal" style:font-style-complex="normal" style:text-emphasize="none" fo:font-weight="normal" style:text-overline-style="none" style:text-ov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language-complex="hi" style:country-complex="IN" style:font-name-asian="Noto Sans CJK SC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7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1pt" style:font-size-asian="11pt" style:font-name-complex="Lohit Devanagari" style:font-name="Liberation Sans" style:language-complex="hi" style:country-complex="IN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/>
    </style:style>
    <style:style style:name="T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5" table:default-cell-style-name="ce30"/>
        <table:table-column table:style-name="co2" table:number-columns-repeated="1015" table:default-cell-style-name="ce2"/>
        <table:table-column table:style-name="co2" table:default-cell-style-name="ce12"/>
        <table:table-row table:style-name="ro1">
          <table:table-cell table:style-name="ce1" office:value-type="string" calcext:value-type="string" table:number-columns-spanned="7" table:number-rows-spanned="1">
            <text:p>Guidelines API</text:p>
          </table:table-cell>
          <table:covered-table-cell table:style-name="ce6"/>
          <table:covered-table-cell table:number-columns-repeated="4" table:style-name="ce23"/>
          <table:covered-table-cell table:style-name="ce29"/>
          <table:table-cell table:style-name="ce23" table:number-columns-repeated="1015"/>
          <table:table-cell table:style-name="ce11"/>
        </table:table-row>
        <table:table-row table:style-name="ro2">
          <table:table-cell table:number-columns-repeated="1023"/>
        </table:table-row>
        <table:table-row table:style-name="ro3">
          <table:table-cell table:style-name="ce3" office:value-type="string" calcext:value-type="string">
            <text:p>Fonction</text:p>
          </table:table-cell>
          <table:table-cell table:style-name="ce3" office:value-type="string" calcext:value-type="string">
            <text:p>Verbe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Auth</text:p>
          </table:table-cell>
          <table:table-cell table:style-name="ce9" office:value-type="string" calcext:value-type="string">
            <text:p>Credential</text:p>
          </table:table-cell>
          <table:table-cell table:style-name="ce3" office:value-type="string" calcext:value-type="string">
            <text:p>Request (body)</text:p>
          </table:table-cell>
          <table:table-cell table:style-name="ce9" office:value-type="string" calcext:value-type="string">
            <text:p>Response (body)</text:p>
          </table:table-cell>
          <table:table-cell table:style-name="ce23" table:number-columns-repeated="1015"/>
          <table:table-cell table:style-name="ce11"/>
        </table:table-row>
        <table:table-row table:style-name="ro4">
          <table:table-cell table:style-name="ce4" office:value-type="string" calcext:value-type="string" table:number-columns-spanned="7" table:number-rows-spanned="1">
            <text:p>Utilisateur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5">
          <table:table-cell table:style-name="ce16" office:value-type="string" calcext:value-type="string">
            <text:p>Création d’un nouvel l’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new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{</text:p>
            <text:p><text:span text:style-name="T1">   "name"</text:span>: String,</text:p>
            <text:p><text:span text:style-name="T1">   "email"</text:span>: String,</text:p>
            <text:p><text:span text:style-name="T1">   "password"</text:span>: String</text:p>
            <text:p>}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message": String,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4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in d’un utilisateur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user/login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<text:span text:style-name="T1">{</text:span></text:p>
            <text:p><text:span text:style-name="T1">   "email": String,</text:span></text:p>
            <text:p><text:span text:style-name="T1">   "password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5">   "message"</text:span><text:span text:style-name="T6">: String</text:span></text:p>
            <text:p><text:span text:style-name="T3">}</text:span></text:p>
            <text:p><text:span text:style-name="T3">+ cookie avec JWT crypté</text:span></text:p>
          </table:table-cell>
          <table:table-cell table:number-columns-repeated="1016"/>
        </table:table-row>
        <table:table-row table:style-name="ro6">
          <table:table-cell table:style-name="ce16" office:value-type="string" calcext:value-type="string">
            <text:p>Logout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logout</text:p>
          </table:table-cell>
          <table:table-cell table:style-name="ce16" office:value-type="string" calcext:value-type="string">
            <text:p>non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3">{</text:span></text:p>
            <text:p><text:span text:style-name="T5">   "message"</text:span><text:span text:style-name="T6">: String</text:span></text:p>
            <text:p><text:span text:style-name="T3">}</text:span></text:p>
            <text:p><text:span text:style-name="T7">+ suppression cookie</text:span></text:p>
          </table:table-cell>
          <table:table-cell table:number-columns-repeated="1016"/>
        </table:table-row>
        <table:table-row table:style-name="ro7">
          <table:table-cell table:style-name="ce16" office:value-type="string" calcext:value-type="string">
            <text:p>Vérifie l’authentification d’un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isauth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8">
          <table:table-cell table:style-name="ce26" office:value-type="string" calcext:value-type="string">
            <text:p>Récupère les infos basiques d’un utilisateur avec le cookie d’authentification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currentuser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Rien dans le body mais<text:span text:style-name="T1"> cookie avec JWT crypté</text:span></text:p>
          </table:table-cell>
          <table:table-cell table:style-name="ce26" office:value-type="string" calcext:value-type="string">
            <text:p><text:span text:style-name="T3">{</text:span></text:p>
            <text:p><text:span text:style-name="T3">    "userId": Number,</text:span></text:p>
            <text:p><text:span text:style-name="T3">    "name": String,</text:span></text:p>
            <text:p><text:span text:style-name="T3">    "pictureUrl": String,</text:span></text:p>
            <text:p><text:span text:style-name="T4">    "isAdmin": Number (0 ou 1)</text:span></text:p>
            <text:p><text:span text:style-name="T3">}</text:span></text:p>
          </table:table-cell>
          <table:table-cell table:number-columns-repeated="1016"/>
        </table:table-row>
        <table:table-row table:style-name="ro9">
          <table:table-cell table:style-name="ce16" office:value-type="string" calcext:value-type="string">
            <text:p>Afficher tous les utilisateur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users": [</text:span></text:p>
            <text:p><text:span text:style-name="T1">        {</text:span></text:p>
            <text:p><text:span text:style-name="T1">            "id": Number,</text:span></text:p>
            <text:p><text:span text:style-name="T1">            "name": String,</text:span></text:p>
            <text:p><text:span text:style-name="T1">            "pictureurl": String ou null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0">
          <table:table-cell table:style-name="ce16" office:value-type="string" calcext:value-type="string">
            <text:p>Afficher 1 utilisateur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26" office:value-type="string" calcext:value-type="string">
            <text:p>{</text:p>
            <text:p>    "id": Number,</text:p>
            <text:p>    "name": String,</text:p>
            <text:p>    "email": String,</text:p>
            <text:p>    "pictureurl": String,</text:p>
            <text:p>    "outline": String,</text:p>
            <text:p>    "isadmin": Number (0 ou 1)</text:p>
            <text:p>}</text:p>
          </table:table-cell>
          <table:table-cell table:number-columns-repeated="1016"/>
        </table:table-row>
        <table:table-row table:style-name="ro11">
          <table:table-cell table:style-name="ce16" office:value-type="string" calcext:value-type="string">
            <text:p>Changer le mot de passe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asswor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{</text:p>
            <text:p>    "oldPassword": String,</text:p>
            <text:p><text:span text:style-name="T1">    "newPassword": String</text:span></text:p>
            <text:p>}</text:p>
          </table:table-cell>
          <table:table-cell table:style-name="ce26" office:value-type="string" calcext:value-type="string">
            <text:p>{</text:p>
            <text:p><text:span text:style-name="T1">    "message": String</text:span>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Changer la photo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pictur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mage": File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Changer la description d’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outlin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outline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Donner/Enlever les droits admin à un utilisateur</text:p>
          </table:table-cell>
          <table:table-cell table:style-name="ce16" office:value-type="string" calcext:value-type="string">
            <text:p>put</text:p>
          </table:table-cell>
          <table:table-cell table:style-name="ce16" office:value-type="string" calcext:value-type="string">
            <text:p>/api/user/:id/admin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admi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isadmin": Number (1=yes, 0=no)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Supprimer un utilisateur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user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Publications</text:p>
          </table:table-cell>
          <table:covered-table-cell table:number-columns-repeated="5" table:style-name="ce7"/>
          <table:covered-table-cell table:style-name="ce31"/>
          <table:table-cell table:number-columns-repeated="1016"/>
        </table:table-row>
        <table:table-row table:style-name="ro13">
          <table:table-cell table:style-name="ce16" office:value-type="string" calcext:value-type="string">
            <text:p>Publication d’un nouveau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2">FORMDATA</text:span></text:p>
            <text:p><text:span text:style-name="T1">{</text:span></text:p>
            <text:p><text:span text:style-name="T1">    "image": File,</text:span></text:p>
            <text:p><text:span text:style-name="T1">    "content": String</text:span></text:p>
            <text:p><text:span text:style-name="T1">}</text:span></text:p>
          </table:table-cell>
          <table:table-cell table:style-name="ce26" office:value-type="string" calcext:value-type="string">
            <text:p><text:span text:style-name="T8">{</text:span></text:p>
            <text:p><text:span text:style-name="T8">    "message": String</text:span></text:p>
            <text:p><text:span text:style-name="T8">}</text:span></text:p>
          </table:table-cell>
          <table:table-cell table:number-columns-repeated="1016"/>
        </table:table-row>
        <table:table-row table:style-name="ro14">
          <table:table-cell table:style-name="ce16" office:value-type="string" calcext:value-type="string">
            <text:p>Afficher tous les posts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pos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posts": [</text:span></text:p>
            <text:p><text:span text:style-name="T1">        {</text:span></text:p>
            <text:p><text:span text:style-name="T1">            "postId": Number,</text:span></text:p>
            <text:p><text:span text:style-name="T1">            "postDate": DateTime,</text:span></text:p>
            <text:p><text:span text:style-name="T1">            "postImage": String (ou null),</text:span></text:p>
            <text:p><text:span text:style-name="T1">            "postContent": String (ou null),</text:span></text:p>
            <text:p><text:span text:style-name="T1">            "userId": Number,</text:span></text:p>
            <text:p><text:span text:style-name="T1">            "userName": String,</text:span></text:p>
            <text:p><text:span text:style-name="T1">            "userPicture": String</text:span></text:p>
            <text:p><text:span text:style-name="T1">        },</text:span></text:p>
            <text:p><text:span text:style-name="T1">        {</text:span></text:p>
            <text:p><text:span text:style-name="T1">            ...</text:span></text:p>
            <text:p><text:span text:style-name="T1">        }</text:span></text:p>
            <text:p><text:span text:style-name="T1">    ]</text:span></text:p>
            <text:p><text:span text:style-name="T1">}</text:span>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Supprimer un post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pos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Commentair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1">
          <table:table-cell table:style-name="ce16" office:value-type="string" calcext:value-type="string">
            <text:p>Ajouter un commentaire à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{</text:p>
            <text:p>    "postId": Number,</text:p>
            <text:p>    "content": String</text:p>
            <text:p>}</text:p>
          </table:table-cell>
          <table:table-cell table:style-name="ce26" office:value-type="string" calcext:value-type="string">
            <text:p><text:span text:style-name="T8">{</text:span></text:p>
            <text:p><text:span text:style-name="T8">    "message": String</text:span></text:p>
            <text:p><text:span text:style-name="T8">}</text:span></text:p>
          </table:table-cell>
          <table:table-cell table:number-columns-repeated="1016"/>
        </table:table-row>
        <table:table-row table:style-name="ro15">
          <table:table-cell table:style-name="ce16" office:value-type="string" calcext:value-type="string">
            <text:p>Afficher tous les commentaires d’un post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comment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comments": [</text:p>
            <text:p>        {</text:p>
            <text:p>            "commentId": Number,</text:p>
            <text:p>            "commentDate": DateTime,</text:p>
            <text:p>            "commentContent": String,</text:p>
            <text:p>            "userId": Number,</text:p>
            <text:p>            "userName": String,</text:p>
            <text:p>            "userPicture": String</text:p>
            <text:p>        },</text:p>
            <text:p>        {</text:p>
            <text:p>            ...</text:p>
            <text:p>        }</text:p>
            <text:p>    ]</text:p>
            <text:p>}</text:p>
          </table:table-cell>
          <table:table-cell table:number-columns-repeated="1016"/>
        </table:table-row>
        <table:table-row table:style-name="ro12">
          <table:table-cell table:style-name="ce16" office:value-type="string" calcext:value-type="string">
            <text:p>Supprimer un commentaire</text:p>
          </table:table-cell>
          <table:table-cell table:style-name="ce16" office:value-type="string" calcext:value-type="string">
            <text:p>delete</text:p>
          </table:table-cell>
          <table:table-cell table:style-name="ce16" office:value-type="string" calcext:value-type="string">
            <text:p>/api/comment/:id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oui : user ou admin</text:p>
          </table:table-cell>
          <table:table-cell table:style-name="ce16" office:value-type="string" calcext:value-type="string">
            <text:p>-</text:p>
          </table:table-cell>
          <table:table-cell table:style-name="ce26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Like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1">
          <table:table-cell table:style-name="ce16" office:value-type="string" calcext:value-type="string">
            <text:p>Like / Dislike un post</text:p>
          </table:table-cell>
          <table:table-cell table:style-name="ce16" office:value-type="string" calcext:value-type="string">
            <text:p>pos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26" office:value-type="string" calcext:value-type="string">
            <text:p>{</text:p>
            <text:p>    "postId": Number,</text:p>
            <text:p>    "rate": Number (1=like ; -1=dislike ; 0=cancel)</text:p>
            <text:p>}</text:p>
          </table:table-cell>
          <table:table-cell table:style-name="ce26" office:value-type="string" calcext:value-type="string">
            <text:p><text:span text:style-name="T8">{</text:span></text:p>
            <text:p><text:span text:style-name="T8">    "message": String</text:span></text:p>
            <text:p><text:span text:style-name="T8">}</text:span></text:p>
          </table:table-cell>
          <table:table-cell table:number-columns-repeated="1016"/>
        </table:table-row>
        <table:table-row table:style-name="ro16">
          <table:table-cell table:style-name="ce26" office:value-type="string" calcext:value-type="string">
            <text:p>Récupérer le nombre de like/dislike d’un post et la notation donnée par l’utilisateur actuel</text:p>
          </table:table-cell>
          <table:table-cell table:style-name="ce16" office:value-type="string" calcext:value-type="string">
            <text:p>get</text:p>
          </table:table-cell>
          <table:table-cell table:style-name="ce16" office:value-type="string" calcext:value-type="string">
            <text:p>/api/like</text:p>
          </table:table-cell>
          <table:table-cell table:style-name="ce16" office:value-type="string" calcext:value-type="string">
            <text:p>oui</text:p>
          </table:table-cell>
          <table:table-cell table:style-name="ce16" office:value-type="string" calcext:value-type="string">
            <text:p>non</text:p>
          </table:table-cell>
          <table:table-cell table:style-name="ce16" office:value-type="string" calcext:value-type="string">
            <text:p><text:span text:style-name="T1">{</text:span></text:p>
            <text:p><text:span text:style-name="T1">    "postId": Number</text:span></text:p>
            <text:p><text:span text:style-name="T1">}</text:span></text:p>
          </table:table-cell>
          <table:table-cell table:style-name="ce26" office:value-type="string" calcext:value-type="string">
            <text:p>{</text:p>
            <text:p>    "likes": {</text:p>
            <text:p>        "LikesNumber": Number,</text:p>
            <text:p>        "DislikesNumber": Number,</text:p>
            <text:p>        "currentUserReaction": Number (-1, 0, 1) or Null</text:p>
            <text:p>    }</text:p>
            <text:p>}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 table:number-columns-spanned="7" table:number-rows-spanned="1">
            <text:p>Notifications</text:p>
          </table:table-cell>
          <table:covered-table-cell table:number-columns-repeated="5" table:style-name="ce20"/>
          <table:covered-table-cell table:style-name="ce32"/>
          <table:table-cell table:number-columns-repeated="1016"/>
        </table:table-row>
        <table:table-row table:style-name="ro11">
          <table:table-cell table:style-name="ce17" office:value-type="string" calcext:value-type="string">
            <text:p>Ajouter une notification</text:p>
          </table:table-cell>
          <table:table-cell table:style-name="ce17" office:value-type="string" calcext:value-type="string">
            <text:p>post</text:p>
          </table:table-cell>
          <table:table-cell table:style-name="ce17" office:value-type="string" calcext:value-type="string">
            <text:p>/api/notif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non</text:p>
          </table:table-cell>
          <table:table-cell table:style-name="ce17" office:value-type="string" calcext:value-type="string">
            <text:p>- userId</text:p>
            <text:p>- initiatorId</text:p>
            <text:p>- postId</text:p>
            <text:p>- type</text:p>
          </table:table-cell>
          <table:table-cell table:style-name="ce33" office:value-type="string" calcext:value-type="string">
            <text:p><text:span text:style-name="T1">{</text:span></text:p>
            <text:p><text:span text:style-name="T1">    "message": String</text:span></text:p>
            <text:p><text:span text:style-name="T1">}</text:span></text:p>
          </table:table-cell>
          <table:table-cell table:number-columns-repeated="1016"/>
        </table:table-row>
        <table:table-row table:style-name="ro17">
          <table:table-cell table:style-name="ce17" office:value-type="string" calcext:value-type="string">
            <text:p>Récupérer le nombre de notifications pour 1 use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/number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- notificationNumber</text:p>
          </table:table-cell>
          <table:table-cell table:number-columns-repeated="1016"/>
        </table:table-row>
        <table:table-row table:style-name="ro11">
          <table:table-cell table:style-name="ce17" office:value-type="string" calcext:value-type="string">
            <text:p>Afficher toutes les notifications d’un utilisateur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/api/notif/:id</text:p>
          </table:table-cell>
          <table:table-cell table:style-name="ce17" office:value-type="string" calcext:value-type="string">
            <text:p>oui</text:p>
          </table:table-cell>
          <table:table-cell table:style-name="ce17" office:value-type="string" calcext:value-type="string">
            <text:p>oui : user</text:p>
          </table:table-cell>
          <table:table-cell table:style-name="ce17" office:value-type="string" calcext:value-type="string">
            <text:p>-</text:p>
          </table:table-cell>
          <table:table-cell table:style-name="ce33" office:value-type="string" calcext:value-type="string">
            <text:p>Pour chaque notification</text:p>
            <text:p>- type</text:p>
            <text:p>- initiatorId</text:p>
            <text:p>- postId</text:p>
          </table:table-cell>
          <table:table-cell table:number-columns-repeated="1016"/>
        </table:table-row>
        <table:table-row table:style-name="ro2" table:number-rows-repeated="1048544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5">00/00/0000</text:date>, <text:time style:data-style-name="N2" text:time-value="10:59:36.472290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1T10:09:36.812202290</meta:creation-date>
    <dc:date>2020-09-15T11:46:59.911063474</dc:date>
    <meta:editing-duration>PT10H29M13S</meta:editing-duration>
    <meta:editing-cycles>23</meta:editing-cycles>
    <meta:generator>LibreOffice/6.0.7.3$Linux_X86_64 LibreOffice_project/00m0$Build-3</meta:generator>
    <meta:document-statistic meta:table-count="1" meta:cell-count="174" meta:object-count="0"/>
  </office:meta>
</office:document-meta>
</file>